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5e0a" officeooo:paragraph-rsid="00115e0a"/>
    </style:style>
    <style:style style:name="P2" style:family="paragraph" style:parent-style-name="Standard">
      <style:text-properties officeooo:rsid="00115e0a" officeooo:paragraph-rsid="0013293b"/>
    </style:style>
    <style:style style:name="P3" style:family="paragraph" style:parent-style-name="Standard">
      <style:text-properties officeooo:paragraph-rsid="00115e0a"/>
    </style:style>
    <style:style style:name="P4" style:family="paragraph" style:parent-style-name="Standard">
      <style:text-properties officeooo:rsid="0013293b" officeooo:paragraph-rsid="0013293b"/>
    </style:style>
    <style:style style:name="P5" style:family="paragraph" style:parent-style-name="Standard">
      <style:text-properties officeooo:paragraph-rsid="00148531"/>
    </style:style>
    <style:style style:name="P6" style:family="paragraph" style:parent-style-name="Standard">
      <style:text-properties officeooo:paragraph-rsid="00170d39"/>
    </style:style>
    <style:style style:name="P7" style:family="paragraph" style:parent-style-name="Standard">
      <style:text-properties officeooo:rsid="00170d39" officeooo:paragraph-rsid="00170d39"/>
    </style:style>
    <style:style style:name="P8" style:family="paragraph" style:parent-style-name="Standard">
      <style:text-properties officeooo:rsid="00190bf2" officeooo:paragraph-rsid="00190bf2"/>
    </style:style>
    <style:style style:name="P9" style:family="paragraph" style:parent-style-name="Standard">
      <style:text-properties style:text-underline-style="solid" style:text-underline-width="auto" style:text-underline-color="font-color" fo:font-weight="bold" officeooo:rsid="00190bf2" officeooo:paragraph-rsid="00190bf2" style:font-weight-asian="bold" style:font-weight-complex="bold"/>
    </style:style>
    <style:style style:name="P10" style:family="paragraph" style:parent-style-name="Standard">
      <style:text-properties fo:font-weight="normal" officeooo:rsid="001a5dce" officeooo:paragraph-rsid="001a5dce" style:font-weight-asian="normal" style:font-weight-complex="normal"/>
    </style:style>
    <style:style style:name="P11" style:family="paragraph" style:parent-style-name="Standard">
      <style:text-properties fo:font-weight="normal" officeooo:rsid="001c7d97" officeooo:paragraph-rsid="001c7d97" style:font-weight-asian="normal" style:font-weight-complex="normal"/>
    </style:style>
    <style:style style:name="P12" style:family="paragraph" style:parent-style-name="Standard">
      <style:text-properties fo:font-weight="normal" officeooo:rsid="001d2113" officeooo:paragraph-rsid="001d2113" style:font-weight-asian="normal" style:font-weight-complex="normal"/>
    </style:style>
    <style:style style:name="P13" style:family="paragraph" style:parent-style-name="Standard">
      <style:text-properties fo:font-weight="normal" officeooo:rsid="001e4e0a" officeooo:paragraph-rsid="001e4e0a" style:font-weight-asian="normal" style:font-weight-complex="normal"/>
    </style:style>
    <style:style style:name="P14" style:family="paragraph" style:parent-style-name="Standard">
      <style:text-properties officeooo:paragraph-rsid="001b7c98"/>
    </style:style>
    <style:style style:name="P15" style:family="paragraph" style:parent-style-name="Standard">
      <style:text-properties officeooo:paragraph-rsid="001bac9c"/>
    </style:style>
    <style:style style:name="P16" style:family="paragraph" style:parent-style-name="Standard">
      <style:text-properties officeooo:paragraph-rsid="001bc00f"/>
    </style:style>
    <style:style style:name="T1" style:family="text">
      <style:text-properties officeooo:rsid="00115e0a"/>
    </style:style>
    <style:style style:name="T2" style:family="text">
      <style:text-properties officeooo:rsid="0013293b"/>
    </style:style>
    <style:style style:name="T3" style:family="text">
      <style:text-properties fo:color="#c9211e" officeooo:rsid="0013293b"/>
    </style:style>
    <style:style style:name="T4" style:family="text">
      <style:text-properties officeooo:rsid="00158334"/>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15e0a" style:font-weight-asian="bold" style:font-weight-complex="bold"/>
    </style:style>
    <style:style style:name="T7" style:family="text">
      <style:text-properties fo:font-style="normal" style:text-underline-style="solid" style:text-underline-width="auto" style:text-underline-color="font-color" fo:font-weight="bold" officeooo:rsid="00115e0a"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officeooo:rsid="00170d39"/>
    </style:style>
    <style:style style:name="T10" style:family="text">
      <style:text-properties officeooo:rsid="001820eb"/>
    </style:style>
    <style:style style:name="T11" style:family="text">
      <style:text-properties fo:font-variant="normal" fo:text-transform="none" fo:color="#05264c" style:font-name="apple-system" fo:font-size="13.5pt" fo:letter-spacing="normal" fo:font-style="normal" fo:font-weight="bold"/>
    </style:style>
    <style:style style:name="T12" style:family="text">
      <style:text-properties fo:font-variant="normal" fo:text-transform="none" fo:color="#05264c" style:font-name="apple-system" fo:font-size="13.5pt" fo:letter-spacing="normal" fo:font-style="normal" fo:font-weight="bold" officeooo:rsid="001a5dce" style:font-weight-asian="normal" style:font-weight-complex="normal"/>
    </style:style>
    <style:style style:name="T13" style:family="text">
      <style:text-properties fo:font-weight="normal" officeooo:rsid="001a5dce" style:font-weight-asian="normal" style:font-weight-complex="normal"/>
    </style:style>
    <style:style style:name="T14" style:family="text">
      <style:text-properties fo:font-weight="normal" officeooo:rsid="001b7c98" style:font-weight-asian="normal" style:font-weight-complex="normal"/>
    </style:style>
    <style:style style:name="T15" style:family="text">
      <style:text-properties fo:font-weight="normal" officeooo:rsid="001bac9c" style:font-weight-asian="normal" style:font-weight-complex="normal"/>
    </style:style>
    <style:style style:name="T16" style:family="text">
      <style:text-properties officeooo:rsid="001d2113"/>
    </style:style>
    <style:style style:name="T17" style:family="text">
      <style:text-properties officeooo:rsid="001e4e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Les changements faits au projet :<text:line-break/></text:span><text:a xlink:type="simple" xlink:href="https://github.com/PinsonJulien/Python-Custom-Course-Snake/commits/master" text:style-name="Internet_20_link" text:visited-style-name="Visited_20_Internet_20_Link">https://github.com/PinsonJulien/Python-Custom-Course-Snake/commits/master</text:a> </text:p>
      <text:p text:style-name="P1"/>
      <text:p text:style-name="P1"><text:line-break/><text:span text:style-name="T5">Passage au travers des murs :</text:span></text:p>
      <text:p text:style-name="P1"><text:a xlink:type="simple" xlink:href="https://github.com/PinsonJulien/Python-Custom-Course-Snake/commit/37eacf0f14787c884e42d8a9a4155df829d406db" text:style-name="Internet_20_link" text:visited-style-name="Visited_20_Internet_20_Link">https://github.com/PinsonJulien/Python-Custom-Course-Snake/commit/37eacf0f14787c884e42d8a9a4155df829d406db</text:a> </text:p>
      <text:p text:style-name="P1"><text:line-break/>Sachant que le tableau de base est de 10x10, et donc vas de 0 à 9, la fonction « SetPosition » nous permet de gérer le cas où le joueur voudrait passer de l’autre côté du mur, en inversant simplement la valeur de sa position (donc si il était a 0 et que l’on fait -1 ; alors on vas à la case 9 et inversément. )<text:line-break/><text:line-break/></text:p>
      <text:p text:style-name="P5"><text:span text:style-name="T7">Impossible de retourner en arrière :</text:span><text:span text:style-name="T1"><text:line-break/></text:span><text:a xlink:type="simple" xlink:href="https://github.com/PinsonJulien/Python-Custom-Course-Snake/commit/1f3047d1b3771f4eec60bcf8323df8b8986a55ed" text:style-name="Internet_20_link" text:visited-style-name="Visited_20_Internet_20_Link">https://github.com/PinsonJulien/Python-Custom-Course-Snake/commit/1f3047d1b3771f4eec60bcf8323df8b8986a55ed</text:a> <text:line-break/><text:line-break/><text:line-break/><text:span text:style-name="T1">Le joueur ne peut pas retourner sur sa dernière position du tour précédent. Pour se faire, j’ai ajouter une nouvelle variable appelée « self.last_position » qui permet de sauvegarder la dernière position juste avant son changement, ce qui permet d’effectuer une simple condition pour autoriser ou non le déplacement.<text:line-break/><text:line-break/><text:line-break/></text:span><text:span text:style-name="T6">Implémentation des bonbons:</text:span><text:span text:style-name="T1"><text:line-break/></text:span><text:a xlink:type="simple" xlink:href="https://github.com/PinsonJulien/Python-Custom-Course-Snake/commit/2a0de548208581c80e19d631c909950aa0dab363" text:style-name="Internet_20_link" text:visited-style-name="Visited_20_Internet_20_Link">https://github.com/PinsonJulien/Python-Custom-Course-Snake/commit/2a0de548208581c80e19d631c909950aa0dab363</text:a> </text:p>
      <text:p text:style-name="P5"><text:span text:style-name="T3">(NE PAS LAISSER « print(candy_type) »dans « pop_candy » !)</text:span><text:span text:style-name="T2"><text:line-break/><text:line-break/>Un nouveau dictionnaire as été ajoutée dans la classe « Game », il permet de gérer le nom ainsi que la valeur attribuée à chaques bonbons.<text:line-break/>La liste « self.candies » as été retirée, et j’ai ajouté 2 nouvelles listes, « candies_position » et «candies_type » pour gérer le nom du bonbon, ainsi que sa position.</text:span></text:p>
      <text:p text:style-name="P3"/>
      <text:p text:style-name="P2">Cet ajout de listes permet de modifier l’affichage du tableau pour y incorporer les nouveaux bonbons et leurs différents symboles.</text:p>
      <text:p text:style-name="P2"/>
      <text:p text:style-name="P4">Dans « pop_candy » qui faisait apparaître seulement un bonbon classique, on as désormais une manière de faire spawn de manière aléatoire parmis le dictionnaire. On ajoute ce nouveau bonbon dans les 2 listes.</text:p>
      <text:p text:style-name="P2"><text:line-break/><text:span text:style-name="T4">Il y avait sans doute une manière plus propre de gérer la position et le nom du bonbon, mais cela m’as semblé le plus propre.</text:span></text:p>
      <text:p text:style-name="P6"><text:span text:style-name="T1"><text:line-break/></text:span></text:p>
      <text:p text:style-name="P6"/>
      <text:p text:style-name="P6"/>
      <text:p text:style-name="P6"/>
      <text:p text:style-name="P6"/>
      <text:p text:style-name="P6"/>
      <text:p text:style-name="P6"><text:soft-page-break/><text:span text:style-name="T1"><text:line-break/></text:span><text:span text:style-name="T6">Ajout du tableau des scores</text:span><text:span text:style-name="T1"><text:line-break/></text:span><text:a xlink:type="simple" xlink:href="https://github.com/PinsonJulien/Python-Custom-Course-Snake/commit/f9ddeff70f55a669f05f4ae00835d07b044f8b28" text:style-name="Internet_20_link" text:visited-style-name="Visited_20_Internet_20_Link">https://github.com/PinsonJulien/Python-Custom-Course-Snake/commit/f9ddeff70f55a669f05f4ae00835d07b044f8b28</text:a> <text:line-break/><text:line-break/><text:span text:style-name="T9">Le jeu affiche désormais le tableau des scores à la fin de partie, avec un récapitulatif des bonbons mangés.<text:line-break/><text:line-break/>Ce n’est pas le tableau final qui gère le score, mais la fonction « check_candy » dès que le joueur mange le bonbon.<text:line-break/><text:line-break/>Il est aussi possible de choisir son pseudo au lancement de partie.</text:span><text:line-break/><text:span text:style-name="T1"><text:line-break/><text:line-break/>- Une nouvelle liste est ajoutée « self.candies_ate », qui sauvegarde le nom de chaque bonbons mangés durant la partie pour le tableau des scores.</text:span></text:p>
      <text:p text:style-name="P6"/>
      <text:p text:style-name="P6">- <text:span text:style-name="T9">dans « check_candy », on récupère le nom du bonbon mangé, puis on incrémente au score la valeur liée au nom du bonbon du dictionnaire. On ajoute ensuite ce bonbon dans la liste « candy_ate ».<text:line-break/><text:line-break/>- On as une nouvelle fonction qui gère le tableau des score « score_board », elle affiche sous forme de math basiques : «  nombre de bonbons mangés X sa valeur en points  = total de points gagnés avec ce bonbon » ; On affiche ensuite le total de points du joueur.</text:span></text:p>
      <text:p text:style-name="P7"/>
      <text:p text:style-name="P7">- dans la fonction « play », on ajoute l’appel à la fonction score_board pour l’afficher en fin de partie. (temps écoulé)</text:p>
      <text:p text:style-name="P7"/>
      <text:p text:style-name="P7">- <text:span text:style-name="T10">dans le if __name__ on ajoute la possibilité de choisir son pseudonyme avant la partie.</text:span></text:p>
      <text:p text:style-name="P7"/>
      <text:p text:style-name="P7"/>
      <text:p text:style-name="P9">Possibilité de relancer une partie en fin de partie.</text:p>
      <text:p text:style-name="P8"><text:a xlink:type="simple" xlink:href="https://github.com/PinsonJulien/Python-Custom-Course-Snake/commit/c642c58f75532d59f7f3e599c42bb0aba8f09ae9" text:style-name="Internet_20_link" text:visited-style-name="Visited_20_Internet_20_Link">https://github.com/PinsonJulien/Python-Custom-Course-Snake/commit/c642c58f75532d59f7f3e599c42bb0aba8f09ae9</text:a> </text:p>
      <text:p text:style-name="P8"><text:span text:style-name="T8"/></text:p>
      <text:p text:style-name="P8"><text:span text:style-name="T8"/></text:p>
      <text:p text:style-name="P10">Via un choix en Oui et Non, on propose au joueur de rejouer une partie après que son score ai été affiché. Une nouvelle instance de joueur est créée avec la nouvelle partie.</text:p>
      <text:p text:style-name="P10"/>
      <text:p text:style-name="P10">-Nouvelle fonction « new_game » qui permet de lancer ou relancer une partie, elle fait essentiellement la même chose que if_name précédemment.</text:p>
      <text:p text:style-name="P10"/>
      <text:p text:style-name="P14"><text:span text:style-name="T13">- Dans « play » on ajoute la demande de refaire une partie, en cas de refus, le jeu est fermé. Si le joueur accepte, on lance la fonction « new_game », ce qui créer une nouvelle instance de jeu.</text:span></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5"><text:soft-page-break/><text:span text:style-name="T13"><text:line-break/></text:span><text:span text:style-name="T11">Ajout de bonus liés aux bonbons mangés</text:span> <text:line-break/><text:a xlink:type="simple" xlink:href="https://github.com/PinsonJulien/Python-Custom-Course-Snake/commit/3ab764abadb74a46ca9b5f2ae7a1bfa22bf521e1" text:style-name="Internet_20_link" text:visited-style-name="Visited_20_Internet_20_Link"><text:span text:style-name="T13">https://github.com/PinsonJulien/Python-Custom-Course-Snake/commit/3ab764abadb74a46ca9b5f2ae7a1bfa22bf521e1</text:span></text:a><text:span text:style-name="T13"> <text:line-break/><text:line-break/></text:span><text:span text:style-name="T14">Manger certains bonbons provoque désormais des actions dans le jeu. Un méga bonbon fait spawn 5 nouveau bonbons ; tandis qu’un bonbon empoisonné retire tout les bonbons du tableau.<text:line-break/><text:line-break/>Ce genre de mécanique permet de dynamiser un peu le gameplay, et d’ajouter des conséquences aux actions du joueur, si il joue bien, il est récompensé, si il joue mal, il est punis. Et vu que l’on apprends de ses erreurs, c’est une bonne manière d’apprendre à jouer au jeu, sans pour autant fournir un tutoriel au joueur.<text:line-break/><text:line-break/></text:span></text:p>
      <text:p text:style-name="P16"><text:span text:style-name="T14">- </text:span><text:span text:style-name="T15">La modification est faite dans « check_candy » et fait simplement une action si le bonbon mangé était un « méga bonbon », qui fait une boucle de 5 spawn de bonbons, <text:s/>ou un « faux bonbon », qui remet à zero les 2 listes liées aux bonbons.<text:line-break/></text:span><text:span text:style-name="T14"><text:line-break/></text:span><text:span text:style-name="T13"><text:line-break/></text:span><text:span text:style-name="T12">Système de high-scores</text:span><text:span text:style-name="T13"> <text:line-break/></text:span><text:a xlink:type="simple" xlink:href="https://github.com/PinsonJulien/Python-Custom-Course-Snake/commit/cd9fc9f97e36b359c1b2c17cadf5f50a0a7c8f1b" text:style-name="Internet_20_link" text:visited-style-name="Visited_20_Internet_20_Link"><text:span text:style-name="T13">https://github.com/PinsonJulien/Python-Custom-Course-Snake/commit/cd9fc9f97e36b359c1b2c17cadf5f50a0a7c8f1b</text:span></text:a><text:span text:style-name="T13"> <text:line-break/></text:span></text:p>
      <text:p text:style-name="P11">Le jeu gère désormais la sauvegarde des scores dans un fichier, et leur affichage en fin de partie. <text:span text:style-name="T16">On ne conserve que les 10 meilleurs scores.</text:span><text:line-break/><text:line-break/>J’ai choisi d’enregistrer les données dans un format JSON, mais un fichier .txt aurait fait l’affaire.</text:p>
      <text:p text:style-name="P11">Chaque nouvelle instance de partie ouvre ce fichier et le modifie ou non si le joueur as fait un nouveau high-score.</text:p>
      <text:p text:style-name="P11"/>
      <text:p text:style-name="P11"/>
      <text:p text:style-name="P11">- <text:span text:style-name="T16">2 Nouveau modules sont ajoutés, « json » et « itemgetter »</text:span><text:line-break/></text:p>
      <text:p text:style-name="P10">- <text:span text:style-name="T16">Nouvelle fonction « HighScores » qui d’abord récupère les données du fichier high_score, sinon créer une liste si ce fichier n’existe pas.</text:span></text:p>
      <text:p text:style-name="P10"/>
      <text:p text:style-name="P12">On ajoute à la liste générée ou créée, le score du joueur, puis on trie dans l’ordre du chiffre le plus haut parmis la liste, et l’on ne conserve que 10 <text:span text:style-name="T17">valeurs dans la liste via «[:10] »</text:span></text:p>
      <text:p text:style-name="P10"/>
      <text:p text:style-name="P13">Puis on sauvegarde la liste dans le fichier si il existe, sinon ce fichier est créer en format JSON.</text:p>
      <text:p text:style-name="P13"/>
      <text:p text:style-name="P13">Et finalement on affiche le résultat des high_scores via une boucle for, ou l’on affiche la position, le nom du joueur, ainsi que son score. Si le joueur précédent as eu un nouveau score, on affiche une flèche à la place du numéro du position du classement pour indiqué sa position personnelle.</text:p>
      <text:p text:style-name="P13"/>
      <text:p text:style-name="P13">- Dans « play » on ajoute l’appel à la fonction « HighScores » après le ScoreBoard.</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8T09:21:59.400000000</meta:creation-date>
    <dc:date>2020-05-08T10:21:05.363000000</dc:date>
    <meta:editing-duration>PT45M28S</meta:editing-duration>
    <meta:editing-cycles>15</meta:editing-cycles>
    <meta:generator>LibreOffice/6.3.2.2$Windows_X86_64 LibreOffice_project/98b30e735bda24bc04ab42594c85f7fd8be07b9c</meta:generator>
    <meta:document-statistic meta:table-count="0" meta:image-count="0" meta:object-count="0" meta:page-count="3" meta:paragraph-count="29" meta:word-count="976" meta:character-count="6165" meta:non-whitespace-character-count="5176"/>
  </office:meta>
</office:document-meta>
</file>